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125in" style:rel-column-width="2610*"/>
    </style:style>
    <style:style style:name="Table5.D" style:family="table-column">
      <style:table-column-properties style:column-width="1.2833in" style:rel-column-width="1848*"/>
    </style:style>
    <style:style style:name="Table5.E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2adb9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Table_20_Contents">
      <style:paragraph-properties fo:line-height="115%"/>
    </style:style>
    <style:style style:name="P67" style:family="paragraph" style:parent-style-name="Table_20_Contents">
      <style:paragraph-properties fo:line-height="115%"/>
      <style:text-properties officeooo:rsid="08c13ed0" officeooo:paragraph-rsid="08c13ed0"/>
    </style:style>
    <style:style style:name="P6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2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2" svg:x1="0.0827in" svg:y1="0.1811in" svg:x2="3.3693in" svg:y2="0.1811in"><text:p/></draw:line><draw:line text:anchor-type="paragraph" draw:z-index="22" draw:name="Shape3_31" draw:style-name="gr1" draw:text-style-name="P72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3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2" svg:x1="1.9563in" svg:y1="0.2067in" svg:x2="3.3689in" svg:y2="0.202in"><text:p/></draw:line><draw:line text:anchor-type="paragraph" draw:z-index="27" draw:name="Shape3_36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05473999859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3999859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39998592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P66"/>
          </table:table-cell>
        </table:table-row>
        <table:table-row table:style-name="TableLine205473999859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3999859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69"/>
          </table:table-cell>
          <table:table-cell table:style-name="Table5.A3" office:value-type="string">
            <text:p text:style-name="P69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8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0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1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1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2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2" svg:x1="0.4043in" svg:y1="-0.1098in" svg:x2="3.3559in" svg:y2="-0.1098in"><text:p/></draw:line><draw:line text:anchor-type="paragraph" draw:z-index="7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6M36S</meta:editing-duration>
    <meta:editing-cycles>1137</meta:editing-cycles>
    <dc:date>2022-12-08T10:25:41.482000000</dc:date>
    <meta:document-statistic meta:table-count="8" meta:image-count="0" meta:object-count="0" meta:page-count="3" meta:paragraph-count="106" meta:word-count="362" meta:character-count="2689" meta:non-whitespace-character-count="2252"/>
  </office:meta>
</office:document-meta>
</file>